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CF0000017D18765AC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eb613d" style:font-name="Arial" fo:font-size="30pt" style:text-underline-style="solid" style:text-underline-width="auto" style:text-underline-color="font-color" style:font-size-asian="30pt" style:font-size-complex="30pt"/>
    </style:style>
    <style:style style:name="P2" style:family="paragraph" style:parent-style-name="Standard">
      <style:paragraph-properties fo:text-align="center" style:justify-single-word="false"/>
      <style:text-properties fo:color="#eb613d" style:font-name="Arial" fo:font-size="30pt" fo:language="fr" fo:country="FR" style:text-underline-style="solid" style:text-underline-width="auto" style:text-underline-color="font-color" style:font-size-asian="30pt" style:font-size-complex="30pt"/>
    </style:style>
    <style:style style:name="P3" style:family="paragraph" style:parent-style-name="Standard">
      <style:paragraph-properties fo:text-align="start" style:justify-single-word="false"/>
      <style:text-properties fo:color="#000000" style:font-name="Arial" fo:font-size="10pt" fo:language="zxx" fo:country="none"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Standard">
      <style:paragraph-properties fo:text-align="start" style:justify-single-word="false"/>
      <style:text-properties fo:color="#000000" style:font-name="Arial" fo:font-size="10pt" fo:language="zxx" fo:country="none"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Arial" fo:font-size="10pt" fo:language="zxx" fo:country="none"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Arial" fo:font-size="10pt" fo:language="fr" fo:country="FR" style:text-underline-style="none" style:font-size-asian="10pt" style:font-size-complex="10pt"/>
    </style:style>
    <style:style style:name="P7" style:family="paragraph" style:parent-style-name="Standard">
      <style:paragraph-properties fo:text-align="justify" style:justify-single-word="false"/>
      <style:text-properties fo:color="#000000" style:font-name="Arial" fo:font-size="10pt" fo:language="fr" fo:country="FR" style:text-underline-style="none" style:font-size-asian="10pt" style:font-size-complex="10pt"/>
    </style:style>
    <style:style style:name="P8" style:family="paragraph" style:parent-style-name="Standard">
      <style:paragraph-properties fo:text-align="start" style:justify-single-word="false"/>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color="#000000" style:font-name="Arial" fo:font-size="30pt" fo:language="fr" fo:country="FR" style:text-underline-style="solid" style:text-underline-width="auto" style:text-underline-color="font-color" style:font-size-asian="30pt" style:font-size-complex="30pt"/>
    </style:style>
    <style:style style:name="P13" style:family="paragraph" style:parent-style-name="Standard">
      <style:paragraph-properties fo:text-align="start" style:justify-single-word="false"/>
      <style:text-properties fo:color="#4c4c4c" style:font-name="Arial"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text-properties fo:color="#4c4c4c" style:font-name="Arial"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4c4c4c" style:font-name="Arial"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4c4c4c" style:font-name="Arial"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Arial" fo:font-size="10pt" style:font-size-asian="10pt" style:font-size-complex="10pt"/>
    </style:style>
    <style:style style:name="P18" style:family="paragraph" style:parent-style-name="Standard">
      <style:paragraph-properties fo:text-align="justify" style:justify-single-word="false"/>
      <style:text-properties style:font-name="Arial" fo:font-size="10pt" style:font-size-asian="10pt" style:font-size-complex="10pt"/>
    </style:style>
    <style:style style:name="P19"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use-window-font-color="true" style:font-name="Arial" fo:font-size="10pt" fo:language="fr" fo:country="FR" style:text-underline-style="none" fo:font-weight="normal" style:font-size-asian="10pt" style:font-weight-asian="normal" style:font-size-complex="10pt" style:font-weight-complex="normal"/>
    </style:style>
    <style:style style:name="P21" style:family="paragraph" style:parent-style-name="Preformatted_20_Text">
      <style:text-properties fo:color="#000000" style:font-name="Courier New" fo:font-size="10pt" style:font-size-asian="10pt" style:font-size-complex="10pt"/>
    </style:style>
    <style:style style:name="P22" style:family="paragraph" style:parent-style-name="List_20_Contents">
      <style:paragraph-properties fo:margin-top="0cm" fo:margin-bottom="0.499cm"/>
    </style:style>
    <style:style style:name="P23" style:family="paragraph" style:parent-style-name="List_20_Contents">
      <style:paragraph-properties fo:margin-top="0cm" fo:margin-bottom="0.499cm"/>
      <style:text-properties style:font-name="Arial" fo:font-size="10pt" style:font-size-asian="10pt" style:font-size-complex="10pt"/>
    </style:style>
    <style:style style:name="P24" style:family="paragraph" style:parent-style-name="Preformatted_20_Text">
      <style:paragraph-properties fo:margin-top="0cm" fo:margin-bottom="0.499cm"/>
      <style:text-properties style:font-name="Arial" fo:font-size="10pt" style:font-size-asian="10pt" style:font-size-complex="10pt"/>
    </style:style>
    <style:style style:name="P25" style:family="paragraph" style:parent-style-name="Preformatted_20_Text">
      <style:paragraph-properties fo:margin-top="0cm" fo:margin-bottom="0.499cm"/>
      <style:text-properties style:font-name="Courier New" fo:font-size="10pt" style:font-size-asian="10pt" style:font-size-complex="10pt"/>
    </style:style>
    <style:style style:name="P26" style:family="paragraph" style:parent-style-name="Heading_20_3">
      <style:text-properties style:font-name="Arial" fo:font-size="10pt" style:font-size-asian="10pt" style:font-size-complex="10pt"/>
    </style:style>
    <style:style style:name="P27" style:family="paragraph" style:parent-style-name="Text_20_body">
      <style:text-properties style:font-name="Arial" fo:font-size="10pt" style:font-size-asian="10pt" style:font-size-complex="10pt"/>
    </style:style>
    <style:style style:name="P28" style:family="paragraph" style:parent-style-name="Text_20_body">
      <style:paragraph-properties fo:text-align="center" style:justify-single-word="false"/>
      <style:text-properties style:font-name="Arial" fo:font-size="10pt" style:font-size-asian="10pt" style:font-size-complex="10pt"/>
    </style:style>
    <style:style style:name="P29" style:family="paragraph" style:parent-style-name="Standard" style:list-style-name="L1">
      <style:paragraph-properties fo:text-align="justify" style:justify-single-word="false"/>
      <style:text-properties style:font-name="Arial" fo:font-size="10pt" style:font-size-asian="10pt" style:font-size-complex="10pt"/>
    </style:style>
    <style:style style:name="P30" style:family="paragraph" style:parent-style-name="Standard">
      <style:paragraph-properties fo:text-align="start" style:justify-single-word="false"/>
      <style:text-properties fo:color="#000000" style:font-name="Arial" fo:font-size="10pt" fo:language="zxx" fo:country="none"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color="#000000" style:font-name="Arial" fo:font-size="10pt" fo:language="zxx" fo:country="none" style:text-underline-style="none" fo:font-weight="normal" style:font-size-asian="10pt" style:font-weight-asian="normal" style:font-size-complex="10pt" style:font-weight-complex="normal"/>
    </style:style>
    <style:style style:name="P32" style:family="paragraph" style:parent-style-name="Heading_20_3">
      <style:text-properties style:font-name="Arial" fo:font-size="10pt" style:font-size-asian="10pt" style:font-size-complex="10pt"/>
    </style:style>
    <style:style style:name="P33" style:family="paragraph" style:parent-style-name="Preformatted_20_Text">
      <style:text-properties fo:color="#000000" style:font-name="Courier New" fo:font-size="10pt" style:font-size-asian="10pt" style:font-size-complex="10pt"/>
    </style:style>
    <style:style style:name="P34" style:family="paragraph" style:parent-style-name="List_20_Contents" style:list-style-name="L2">
      <style:text-properties style:font-name="Arial" fo:font-size="10pt" style:font-size-asian="10pt" style:font-size-complex="10pt"/>
    </style:style>
    <style:style style:name="P35" style:family="paragraph" style:parent-style-name="List_20_Contents" style:list-style-name="L2">
      <style:paragraph-properties fo:margin-top="0cm" fo:margin-bottom="0.499cm"/>
      <style:text-properties style:font-name="Arial" fo:font-size="10pt" style:font-size-asian="10pt" style:font-size-complex="10pt"/>
    </style:style>
    <style:style style:name="T1" style:family="text">
      <style:text-properties style:text-underline-style="none"/>
    </style:style>
    <style:style style:name="T2" style:family="text">
      <style:text-properties style:font-name="Arial" fo:font-size="10pt" style:font-size-asian="10pt" style:font-size-complex="10pt"/>
    </style:style>
    <style:style style:name="T3" style:family="text">
      <style:text-properties style:font-name="Arial" fo:font-size="10pt" style:text-underline-style="none" fo:font-weight="bold" style:font-size-asian="10pt" style:font-weight-asian="bold" style:font-size-complex="10pt" style:font-weight-complex="bold"/>
    </style:style>
    <style:style style:name="T4" style:family="text">
      <style:text-properties style:font-name="Arial" fo:font-size="10pt" style:text-underline-style="none" style:font-size-asian="10pt" style:font-size-complex="10pt"/>
    </style:style>
    <style:style style:name="T5" style:family="text">
      <style:text-properties fo:font-style="italic" style:font-style-asian="italic" style:font-style-complex="italic"/>
    </style:style>
    <style:style style:name="T6" style:family="text">
      <style:text-properties fo:color="#0000ff"/>
    </style:style>
    <style:style style:name="T7" style:family="text">
      <style:text-properties fo:font-weight="bold" style:font-weight-asian="bold" style:font-weight-complex="bold"/>
    </style:style>
    <style:style style:name="T8" style:family="text">
      <style:text-properties fo:font-style="normal"/>
    </style:style>
    <style:style style:name="T9" style:family="text">
      <style:text-properties style:font-style-asian="normal"/>
    </style:style>
    <style:style style:name="T10"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Volumes englobants</text:p>
      <text:p text:style-name="P12"/>
      <text:p text:style-name="P6"/>
      <text:p text:style-name="P18">Gérer les collisions entre les objets du monde est essentiel en jeu vidéo. Toutefois les calculs de collisions peuvent coûter cher et il faut donc faire un choix en fonction du type de jeu. Pour une physique très poussée, il faudra surement une système de tests de collision avec lancés de rayons. Toutefois pour la plupart des cas, un test simplifié suffit, en utilisant les bounding volumes.</text:p>
      <text:p text:style-name="P18">Les bounding spheres et les bounding boxes sont les plus utilisés car les plus simples en calculs. Même pour des collisions plus précises, on peut éliminer un grand nombre d'objets de la scène avant de tester les collisions entre les rayons et les triangles des objets non-éliminés. <text:s text:c="3"/></text:p>
      <text:p text:style-name="P18">Au cours de ce TD, nous verrons l'implémentation de plusieurs types de Bounding Volumes. Les collisions entre Bounding Volumes seront vus dans un autre TD.</text:p>
      <text:p text:style-name="P18"/>
      <text:p text:style-name="P18">Le projet qui vous est donné reprend la classe Game ainsi que la classe MeshLoader que vous aviez utilisé dans le TD6.</text:p>
      <text:p text:style-name="P18">Dans ce projet vous pouvez afficher les differents volumes englobants en appuyant sur espace. Vous pouvez voir qu'une bounding sphere et une bounding box ont étés implémentées, néanmoins elles ne sont pas calculées en fonction du mesh.</text:p>
      <text:p text:style-name="P7"/>
      <text:p text:style-name="P15">Instructions<text:span text:style-name="T1"> : </text:span></text:p>
      <text:p text:style-name="P17"/>
      <text:list xml:id="list31282597" text:style-name="L1">
        <text:list-item>
          <text:p text:style-name="P29">Dans la classe BoundingSphere ajoutez une fonction "ComputeBoundingSphere" qui sera appelée dans le constructeur et qui calculera le centre et le rayon de la bounding sphère en fonction des vertexs du mesh.</text:p>
          <text:p text:style-name="P29"/>
        </text:list-item>
        <text:list-item>
          <text:p text:style-name="P29">Dans la classe OBB ajoutez une fonction "ComputeOBoundingBox" <text:s/>qui sera appelé dans le constructeur et qui calculera la taille de la box en fonction des vertexs du mesh.</text:p>
        </text:list-item>
      </text:list>
      <text:p text:style-name="P18"/>
      <text:list xml:id="list31268871" text:continue-numbering="true" text:style-name="L1">
        <text:list-item>
          <text:p text:style-name="P29">Créez une classe AABB qui héritera de la classe Cuboid que vous avez utilisée auparavant et qui calculeras les vertices de la box en fonction des vertices du mesh. La box changeant de forme en fonction du placement du mesh dans l'espace, la fonction de calcul des vertice devra cette fois-ci être appelée à chaque rendu de la box.</text:p>
        </text:list-item>
      </text:list>
      <text:p text:style-name="P18"/>
      <text:p text:style-name="P20"/>
      <text:p text:style-name="P14">Informations :</text:p>
      <text:p text:style-name="P3"/>
      <text:p text:style-name="P5"><text:tab/>Pour la bounding sphere : </text:p>
      <text:p text:style-name="P5"/>
      <text:p text:style-name="P5"><text:span text:style-name="T5">Centre du mesh en X</text:span> = (Xmax + Xmin) / 2</text:p>
      <text:p text:style-name="P5"><text:span text:style-name="T5">Calcul du rayon</text:span> : </text:p>
      <text:p text:style-name="P5"><text:tab/><text:span text:style-name="T6">float </text:span>Radius ← 0</text:p>
      <text:p text:style-name="P5"><text:tab/><text:span text:style-name="T7">Pour</text:span> i <text:span text:style-name="T7">allant de</text:span> 0 au nombre de vertice du mesh <text:span text:style-name="T7">Faire</text:span></text:p>
      <text:p text:style-name="P5"><text:tab/><text:tab/><text:span text:style-name="T6">float</text:span> Distance ← norme au carré (vertice n°i – centre du mesh)</text:p>
      <text:p text:style-name="P5"><text:tab/><text:tab/><text:span text:style-name="T7">Si </text:span>Distance &gt; Radius<text:span text:style-name="T7"> Alors </text:span>Radius ← Distance</text:p>
      <text:p text:style-name="P5"><text:tab/><text:tab/><text:span text:style-name="T7">Fin Si</text:span></text:p>
      <text:p text:style-name="P5"><text:tab/><text:span text:style-name="T7">Fin Pour</text:span></text:p>
      <text:p text:style-name="P5"><text:tab/>Radius ← racine carré(Radius) <text:tab/></text:p>
      <text:p text:style-name="P5"/>
      <text:p text:style-name="P4">Vous pouvez vous aider avec le site : http://www.geometrictools.com</text:p>
      <text:p text:style-name="P4"/>
      <text:p text:style-name="P13"><text:soft-page-break/>Documentation :</text:p>
      <text:p text:style-name="P10"/>
      <text:p text:style-name="P11">D3DXCreateSphere Function</text:p>
      <text:section text:style-name="Sect1" text:name="mainSection">
        <text:p text:style-name="P27">Uses a left-handed coordinate system to create a mesh containing a sphere.</text:p>
        <text:h text:style-name="Heading_20_3" text:outline-level="3"><text:span text:style-name="T2">Syntax</text:span><text:a xlink:type="simple" xlink:href="javascript:CodeSnippet_CopyCode('CodeSnippetContainerCode0');"><text:span text:style-name="T3"> :</text:span></text:a></text:h>
        <text:section text:style-name="Sect1" text:name="CodeSnippetContainerCode0">
          <text:p text:style-name="P21"><text:s/>HRESULT <text:s/>D3DXCreateSphere(</text:p>
          <text:p text:style-name="P21"><text:s text:c="2"/>__in <text:s text:c="2"/>LPDIRECT3DDEVICE9 pDevice,</text:p>
          <text:p text:style-name="P21"><text:s text:c="2"/>__in <text:s text:c="2"/>FLOAT Radius,</text:p>
          <text:p text:style-name="P21"><text:s text:c="2"/>__in <text:s text:c="2"/>UINT Slices,</text:p>
          <text:p text:style-name="P21"><text:s text:c="2"/>__in <text:s text:c="2"/>UINT Stacks,</text:p>
          <text:p text:style-name="P21"><text:s text:c="2"/>__out <text:s/>LPD3DXMESH *ppMesh,</text:p>
          <text:p text:style-name="P21"><text:s text:c="2"/>__out <text:s/>LPD3DXBUFFER *ppAdjacency</text:p>
          <text:p text:style-name="P21">);</text:p>
          <text:p text:style-name="P25"/>
        </text:section>
        <text:h text:style-name="P26" text:outline-level="3">Parameters :</text:h>
        <text:p text:style-name="List_20_Heading"><text:span text:style-name="Emphasis"><text:span text:style-name="T2">pDevice</text:span></text:span><text:span text:style-name="T2"> [in] </text:span></text:p>
        <text:p text:style-name="P22"><text:a xlink:type="simple" xlink:href="http://msdn.microsoft.com/en-us/library/bb174336%28v=VS.85%29.aspx"><text:span text:style-name="Strong_20_Emphasis"><text:span text:style-name="T2">LPDIRECT3DDEVICE9</text:span></text:span></text:a></text:p>
        <text:p text:style-name="P22"><text:span text:style-name="T2">Pointer to an </text:span><text:a xlink:type="simple" xlink:href="http://msdn.microsoft.com/en-us/library/bb174336%28v=VS.85%29.aspx"><text:span text:style-name="Strong_20_Emphasis"><text:span text:style-name="T2">IDirect3DDevice9</text:span></text:span></text:a><text:span text:style-name="T2"> interface, representing the device associated with the created sphere mesh.</text:span></text:p>
        <text:p text:style-name="List_20_Heading"><text:span text:style-name="Emphasis"><text:span text:style-name="T2">Radius</text:span></text:span><text:span text:style-name="T2"> [in] </text:span></text:p>
        <text:p text:style-name="P22"><text:a xlink:type="simple" xlink:href="http://msdn.microsoft.com/en-us/library/aa383751%28v=VS.85%29.aspx"><text:span text:style-name="Strong_20_Emphasis"><text:span text:style-name="T2">FLOAT</text:span></text:span></text:a></text:p>
        <text:p text:style-name="P23">Radius of the sphere. This value should be greater than or equal to 0.0f.</text:p>
        <text:p text:style-name="List_20_Heading"><text:span text:style-name="Emphasis"><text:span text:style-name="T2">Slices</text:span></text:span><text:span text:style-name="T2"> [in] </text:span></text:p>
        <text:p text:style-name="P22"><text:a xlink:type="simple" xlink:href="http://msdn.microsoft.com/en-us/library/aa383751%28v=VS.85%29.aspx"><text:span text:style-name="Strong_20_Emphasis"><text:span text:style-name="T2">UINT</text:span></text:span></text:a></text:p>
        <text:p text:style-name="P23">Number of slices about the main axis.</text:p>
        <text:p text:style-name="List_20_Heading"><text:span text:style-name="Emphasis"><text:span text:style-name="T2">Stacks</text:span></text:span><text:span text:style-name="T2"> [in] </text:span></text:p>
        <text:p text:style-name="P22"><text:a xlink:type="simple" xlink:href="http://msdn.microsoft.com/en-us/library/aa383751%28v=VS.85%29.aspx"><text:span text:style-name="Strong_20_Emphasis"><text:span text:style-name="T2">UINT</text:span></text:span></text:a></text:p>
        <text:p text:style-name="P23">Number of stacks along the main axis.</text:p>
        <text:p text:style-name="List_20_Heading"><text:span text:style-name="Emphasis"><text:span text:style-name="T2">ppMesh</text:span></text:span><text:span text:style-name="T2"> [out] </text:span></text:p>
        <text:p text:style-name="P22"><text:a xlink:type="simple" xlink:href="http://msdn.microsoft.com/en-us/library/bb174069%28v=VS.85%29.aspx"><text:span text:style-name="Strong_20_Emphasis"><text:span text:style-name="T2">LPD3DXMESH</text:span></text:span></text:a></text:p>
        <text:p text:style-name="P22"><text:span text:style-name="T2">Address of a pointer to the output shape, an </text:span><text:a xlink:type="simple" xlink:href="http://msdn.microsoft.com/en-us/library/bb174069%28v=VS.85%29.aspx"><text:span text:style-name="Strong_20_Emphasis"><text:span text:style-name="T2">ID3DXMesh</text:span></text:span></text:a><text:span text:style-name="T2"> interface.</text:span></text:p>
        <text:p text:style-name="List_20_Heading"><text:span text:style-name="Emphasis"><text:span text:style-name="T2">ppAdjacency</text:span></text:span><text:span text:style-name="T2"> [out] </text:span></text:p>
        <text:p text:style-name="P22"><text:a xlink:type="simple" xlink:href="http://msdn.microsoft.com/en-us/library/bb205753%28v=VS.85%29.aspx"><text:span text:style-name="Strong_20_Emphasis"><text:span text:style-name="T2">LPD3DXBUFFER</text:span></text:span></text:a></text:p>
        <text:p text:style-name="P22"><text:span text:style-name="T2">Address of a pointer to an </text:span><text:a xlink:type="simple" xlink:href="http://msdn.microsoft.com/en-us/library/bb205753%28v=VS.85%29.aspx"><text:span text:style-name="Strong_20_Emphasis"><text:span text:style-name="T2">ID3DXBuffer</text:span></text:span></text:a><text:span text:style-name="T2"> interface. When the method returns, this parameter is filled with an array of three DWORDs per face that specify the three neighbors for each face in the mesh. NULL can be specified.</text:span></text:p>
        <text:h text:style-name="P26" text:outline-level="3"><text:soft-page-break/>Return Value :</text:h>
        <text:p text:style-name="Text_20_body"><text:a xlink:type="simple" xlink:href="http://msdn.microsoft.com/en-us/library/bb401631.aspx"><text:span text:style-name="Strong_20_Emphasis"><text:span text:style-name="T2">HRESULT</text:span></text:span></text:a></text:p>
        <text:p text:style-name="P27">If the function succeeds, the return value is D3D_OK. If the function fails, the return value can be one of the following: D3DERR_INVALIDCALL, D3DXERR_INVALIDDATA, E_OUTOFMEMORY.</text:p>
      </text:section>
      <text:p text:style-name="P8"/>
      <text:p text:style-name="P9"><draw:frame draw:style-name="fr2" draw:name="images1" text:anchor-type="paragraph" svg:width="16.933cm" svg:height="0.318cm" draw:z-index="6"><draw:image xlink:href="../../../../../../../Program%20Files/OpenOffice.org%203/Basis/share/gallery/rulers/blurulr1.gif" xlink:type="simple" xlink:show="embed" xlink:actuate="onLoad"/></draw:frame></text:p>
      <text:p text:style-name="P8"/>
      <text:p text:style-name="P10">D3DXCreateBox Function</text:p>
      <text:section text:style-name="Sect1" text:name="Section1">
        <text:p text:style-name="P27"><text:bookmark text:name="mainSection"/>Uses a left-handed coordinate system to create a mesh containing an axis-aligned box.</text:p>
        <text:h text:style-name="Heading_20_3" text:outline-level="3"><text:span text:style-name="T2">Syntax</text:span><text:a xlink:type="simple" xlink:href="javascript:CodeSnippet_CopyCode('CodeSnippetContainerCode0');"><text:span text:style-name="T4"> :</text:span></text:a></text:h>
        <text:section text:style-name="Sect1" text:name="Section2">
          <text:p text:style-name="P21"><text:bookmark text:name="CodeSnippetContainerCode0"/><text:s/>HRESULT <text:s/>D3DXCreateBox(</text:p>
          <text:p text:style-name="P21"><text:s text:c="2"/>__in <text:s text:c="2"/>LPDIRECT3DDEVICE9 pDevice,</text:p>
          <text:p text:style-name="P21"><text:s text:c="2"/>__in <text:s text:c="2"/>FLOAT Width,</text:p>
          <text:p text:style-name="P21"><text:s text:c="2"/>__in <text:s text:c="2"/>FLOAT Height,</text:p>
          <text:p text:style-name="P21"><text:s text:c="2"/>__in <text:s text:c="2"/>FLOAT Depth,</text:p>
          <text:p text:style-name="P21"><text:s text:c="2"/>__out <text:s/>LPD3DXMESH *ppMesh,</text:p>
          <text:p text:style-name="P21"><text:s text:c="2"/>__out <text:s/>LPD3DXBUFFER *ppAdjacency</text:p>
          <text:p text:style-name="P21">);</text:p>
          <text:p text:style-name="P24"/>
        </text:section>
        <text:h text:style-name="P26" text:outline-level="3">Parameters :</text:h>
        <text:p text:style-name="List_20_Heading"><text:span text:style-name="Emphasis"><text:span text:style-name="T2">pDevice</text:span></text:span><text:span text:style-name="T2"> [in] </text:span></text:p>
        <text:p text:style-name="P22"><text:a xlink:type="simple" xlink:href="http://msdn.microsoft.com/en-us/library/bb174336%28v=VS.85%29.aspx"><text:span text:style-name="Strong_20_Emphasis"><text:span text:style-name="T2">LPDIRECT3DDEVICE9</text:span></text:span></text:a></text:p>
        <text:p text:style-name="P22"><text:span text:style-name="T2">Pointer to an </text:span><text:a xlink:type="simple" xlink:href="http://msdn.microsoft.com/en-us/library/bb174336%28v=VS.85%29.aspx"><text:span text:style-name="Strong_20_Emphasis"><text:span text:style-name="T2">IDirect3DDevice9</text:span></text:span></text:a><text:span text:style-name="T2"> interface, representing the device associated with the created box mesh.</text:span></text:p>
        <text:p text:style-name="List_20_Heading"><text:span text:style-name="Emphasis"><text:span text:style-name="T2">Width</text:span></text:span><text:span text:style-name="T2"> [in] </text:span></text:p>
        <text:p text:style-name="P22"><text:a xlink:type="simple" xlink:href="http://msdn.microsoft.com/en-us/library/aa383751%28v=VS.85%29.aspx"><text:span text:style-name="Strong_20_Emphasis"><text:span text:style-name="T2">FLOAT</text:span></text:span></text:a></text:p>
        <text:p text:style-name="P23">Width of the box, along the x-axis.</text:p>
        <text:p text:style-name="List_20_Heading"><text:span text:style-name="Emphasis"><text:span text:style-name="T2">Height</text:span></text:span><text:span text:style-name="T2"> [in] </text:span></text:p>
        <text:p text:style-name="P22"><text:a xlink:type="simple" xlink:href="http://msdn.microsoft.com/en-us/library/aa383751%28v=VS.85%29.aspx"><text:span text:style-name="Strong_20_Emphasis"><text:span text:style-name="T2">FLOAT</text:span></text:span></text:a></text:p>
        <text:p text:style-name="P23">Height of the box, along the y-axis.</text:p>
        <text:p text:style-name="List_20_Heading"><text:span text:style-name="Emphasis"><text:span text:style-name="T2">Depth</text:span></text:span><text:span text:style-name="T2"> [in] </text:span></text:p>
        <text:p text:style-name="P22"><text:a xlink:type="simple" xlink:href="http://msdn.microsoft.com/en-us/library/aa383751%28v=VS.85%29.aspx"><text:span text:style-name="Strong_20_Emphasis"><text:span text:style-name="T2">FLOAT</text:span></text:span></text:a></text:p>
        <text:p text:style-name="P23">Depth of the box, along the z-axis.</text:p>
        <text:p text:style-name="List_20_Heading"><text:span text:style-name="Emphasis"><text:span text:style-name="T2">ppMesh</text:span></text:span><text:span text:style-name="T2"> [out] </text:span></text:p>
        <text:p text:style-name="P22"><text:a xlink:type="simple" xlink:href="http://msdn.microsoft.com/en-us/library/bb174069%28v=VS.85%29.aspx"><text:span text:style-name="Strong_20_Emphasis"><text:span text:style-name="T2">LPD3DXMESH</text:span></text:span></text:a></text:p>
        <text:p text:style-name="P22"><text:span text:style-name="T2">Address of a pointer to the output shape, an </text:span><text:a xlink:type="simple" xlink:href="http://msdn.microsoft.com/en-us/library/bb174069%28v=VS.85%29.aspx"><text:span text:style-name="Strong_20_Emphasis"><text:span text:style-name="T2">ID3DXMesh</text:span></text:span></text:a><text:span text:style-name="T2"> interface.</text:span></text:p>
        <text:p text:style-name="List_20_Heading"><text:span text:style-name="Emphasis"><text:span text:style-name="T2">ppAdjacency</text:span></text:span><text:span text:style-name="T2"> [out] </text:span></text:p>
        <text:p text:style-name="P22"><text:a xlink:type="simple" xlink:href="http://msdn.microsoft.com/en-us/library/bb205753%28v=VS.85%29.aspx"><text:span text:style-name="Strong_20_Emphasis"><text:span text:style-name="T2">LPD3DXBUFFER</text:span></text:span></text:a></text:p>
        <text:p text:style-name="P22"><text:soft-page-break/><text:span text:style-name="T2">Address of a pointer to an </text:span><text:a xlink:type="simple" xlink:href="http://msdn.microsoft.com/en-us/library/bb205753%28v=VS.85%29.aspx"><text:span text:style-name="Strong_20_Emphasis"><text:span text:style-name="T2">ID3DXBuffer</text:span></text:span></text:a><text:span text:style-name="T2"> interface. When the method returns, this parameter is filled with an array of three DWORDs per face that specify the three neighbors for each face in the mesh. NULL can be specified.</text:span></text:p>
        <text:h text:style-name="P26" text:outline-level="3">Return Value :</text:h>
        <text:p text:style-name="Text_20_body"><text:a xlink:type="simple" xlink:href="http://msdn.microsoft.com/en-us/library/bb401631.aspx"><text:span text:style-name="Strong_20_Emphasis"><text:span text:style-name="T2">HRESULT</text:span></text:span></text:a></text:p>
        <text:p text:style-name="P27">If the function succeeds, the return value is D3D_OK. If the function fails, the return value can be one of the following: D3DERR_INVALIDCALL, D3DXERR_INVALIDDATA, E_OUTOFMEMORY.</text:p>
        <text:p text:style-name="P27"/>
        <text:p text:style-name="P28"><draw:frame draw:style-name="fr2" draw:name="images3" text:anchor-type="paragraph" svg:width="16.933cm" svg:height="0.318cm" draw:z-index="8"><draw:image xlink:href="../../../../../../../Program%20Files/OpenOffice.org%203/Basis/share/gallery/rulers/blurulr1.gif" xlink:type="simple" xlink:show="embed" xlink:actuate="onLoad"/></draw:frame></text:p>
      </text:section>
      <text:p text:style-name="P10">D3DXVec3LengthSq Function</text:p>
      <text:section text:style-name="Sect1" text:name="Section3">
        <text:p text:style-name="P27"><text:bookmark text:name="mainSection1"/>Returns the square of the length of a 3D vector.</text:p>
        <text:h text:style-name="P26" text:outline-level="3">Syntax :</text:h>
        <text:section text:style-name="Sect1" text:name="Section4">
          <text:p text:style-name="P21"><text:bookmark text:name="CodeSnippetContainerCode01"/><text:s/>FLOAT <text:s/>D3DXVec3LengthSq(</text:p>
          <text:p text:style-name="P21"><text:s text:c="2"/>__in <text:s/>const D3DXVECTOR3 *pV</text:p>
          <text:p text:style-name="P21">);</text:p>
        </text:section>
        <text:h text:style-name="P26" text:outline-level="3">Parameters :</text:h>
        <text:p text:style-name="List_20_Heading"><text:span text:style-name="Emphasis"><text:span text:style-name="T2">pV</text:span></text:span><text:span text:style-name="T2"> [in] </text:span></text:p>
        <text:p text:style-name="P22"><text:a xlink:type="simple" xlink:href="http://msdn.microsoft.com/en-us/library/bb205546%28v=VS.85%29.aspx"><text:span text:style-name="Strong_20_Emphasis"><text:span text:style-name="T2">D3DXVECTOR3</text:span></text:span></text:a></text:p>
        <text:p text:style-name="P22"><text:span text:style-name="T2">Pointer to the source </text:span><text:a xlink:type="simple" xlink:href="http://msdn.microsoft.com/en-us/library/bb205546%28v=VS.85%29.aspx"><text:span text:style-name="Strong_20_Emphasis"><text:span text:style-name="T2">D3DXVECTOR3</text:span></text:span></text:a><text:span text:style-name="T2"> structure.</text:span></text:p>
        <text:h text:style-name="P26" text:outline-level="3">Return Value :</text:h>
        <text:p text:style-name="Text_20_body"><text:a xlink:type="simple" xlink:href="http://msdn.microsoft.com/en-us/library/aa383751%28v=VS.85%29.aspx"><text:span text:style-name="Strong_20_Emphasis"><text:span text:style-name="T2">FLOAT</text:span></text:span></text:a></text:p>
        <text:p text:style-name="P27">The vector's squared length.</text:p>
      </text:section>
      <text:p text:style-name="P16"/>
      <text:p text:style-name="P19">ID3DXBaseMesh::LockVertexBuffer Method</text:p>
      <text:section text:style-name="Sect1" text:name="Section5">
        <text:p text:style-name="P27"><text:bookmark text:name="mainSection2"/>Locks a vertex buffer and obtains a pointer to the vertex buffer memory.</text:p>
        <text:h text:style-name="Heading_20_3" text:outline-level="3"><text:span text:style-name="T2">Syntax</text:span><text:a xlink:type="simple" xlink:href="javascript:CodeSnippet_CopyCode('CodeSnippetContainerCode0');"><text:span text:style-name="T4"> </text:span></text:a><text:a xlink:type="simple" xlink:href="javascript:CodeSnippet_CopyCode('CodeSnippetContainerCode0');"><text:span text:style-name="T4">:</text:span></text:a></text:h>
        <text:section text:style-name="Sect1" text:name="Section6">
          <text:p text:style-name="P21"><text:bookmark text:name="CodeSnippetContainerCode02"/>HRESULT LockVertexBuffer(</text:p>
          <text:p text:style-name="P21"><text:s text:c="2"/>[in] <text:s text:c="10"/>DWORD Flags,</text:p>
          <text:p text:style-name="P21"><text:s text:c="2"/>[out, retval] <text:s/>LPVOID *ppData</text:p>
          <text:p text:style-name="P21">);</text:p>
        </text:section>
        <text:h text:style-name="P26" text:outline-level="3">Parameters :</text:h>
        <text:p text:style-name="List_20_Heading"><text:span text:style-name="Emphasis"><text:span text:style-name="T2">Flags</text:span></text:span><text:span text:style-name="T2"> [in] </text:span></text:p>
        <text:p text:style-name="P22"><text:a xlink:type="simple" xlink:href="http://msdn.microsoft.com/en-us/library/aa383751%28v=VS.85%29.aspx"><text:span text:style-name="Strong_20_Emphasis"><text:span text:style-name="T2">DWORD</text:span></text:span></text:a></text:p>
        <text:p text:style-name="P23">Combination of zero or more locking flags that describe the type of lock to perform. For this method, the valid flags are: </text:p>
        <text:list xml:id="list31268617" text:style-name="L2">
          <text:list-item>
            <text:p text:style-name="P34">D3DLOCK_DISCARD</text:p>
          </text:list-item>
          <text:list-item>
            <text:p text:style-name="P34">D3DLOCK_NO_DIRTY_UPDATE</text:p>
          </text:list-item>
          <text:list-item>
            <text:p text:style-name="P34"><text:soft-page-break/>D3DLOCK_NOSYSLOCK</text:p>
          </text:list-item>
          <text:list-item>
            <text:p text:style-name="P34">D3DLOCK_READONLY</text:p>
          </text:list-item>
          <text:list-item>
            <text:p text:style-name="P35">D3DLOCK_NOOVERWRITE</text:p>
          </text:list-item>
        </text:list>
        <text:p text:style-name="P22"><text:span text:style-name="T2">For a description of the flags, see </text:span><text:a xlink:type="simple" xlink:href="http://msdn.microsoft.com/en-us/library/bb172568%28v=VS.85%29.aspx"><text:span text:style-name="T2">D3DLOCK</text:span></text:a><text:span text:style-name="T2">.</text:span></text:p>
        <text:p text:style-name="List_20_Heading"><text:span text:style-name="Emphasis"><text:span text:style-name="T2">ppData</text:span></text:span><text:span text:style-name="T2"> [out] </text:span></text:p>
        <text:p text:style-name="P22"><text:a xlink:type="simple" xlink:href="http://msdn.microsoft.com/en-us/library/aa383751%28v=VS.85%29.aspx"><text:span text:style-name="Strong_20_Emphasis"><text:span text:style-name="T2">LPVOID</text:span></text:span></text:a></text:p>
        <text:p text:style-name="P23">VOID* pointer to a buffer containing the vertex data.</text:p>
        <text:h text:style-name="P26" text:outline-level="3">Return Value :</text:h>
        <text:p text:style-name="Text_20_body"><text:a xlink:type="simple" xlink:href="http://msdn.microsoft.com/en-us/library/bb401631.aspx"><text:span text:style-name="Strong_20_Emphasis"><text:span text:style-name="T2">HRESULT</text:span></text:span></text:a></text:p>
        <text:p text:style-name="P27">If the method succeeds, the return value is D3D_OK. If the method fails, the return value can be D3DERR_INVALIDCALL.</text:p>
        <text:p text:style-name="P28"><draw:frame draw:style-name="fr2" draw:name="images2" text:anchor-type="paragraph" svg:width="16.933cm" svg:height="0.318cm" draw:z-index="7"><draw:image xlink:href="../../../../../../../Program%20Files/OpenOffice.org%203/Basis/share/gallery/rulers/blurulr1.gif" xlink:type="simple" xlink:show="embed" xlink:actuate="onLoad"/></draw:frame></text:p>
      </text:section>
      <text:p text:style-name="P19">D3DXVec3TransformCoord Function</text:p>
      <text:section text:style-name="Sect1" text:name="Section7">
        <text:p text:style-name="P27"><text:bookmark text:name="mainSection3"/>Transforms a 3D vector by a given matrix, projecting the result back into w = 1.</text:p>
        <text:h text:style-name="Heading_20_3" text:outline-level="3"><text:span text:style-name="T2">Syntax</text:span><text:bookmark text:name="CodeSpippet04"/><text:a xlink:type="simple" xlink:href="javascript:CodeSnippet_CopyCode('CodeSnippetContainerCode0');"><text:span text:style-name="T4"> :</text:span></text:a></text:h>
        <text:section text:style-name="Sect1" text:name="Section8">
          <text:p text:style-name="P21"><text:bookmark text:name="CodeSnippetContainerCode03"/><text:s/>D3DXVECTOR3 * D3DXVec3TransformCoord(</text:p>
          <text:p text:style-name="P21"><text:s text:c="2"/>__inout <text:s/>D3DXVECTOR3 *pOut,</text:p>
          <text:p text:style-name="P21"><text:s text:c="2"/>__in <text:s text:c="4"/>const D3DXVECTOR3 *pV,</text:p>
          <text:p text:style-name="P21"><text:s text:c="2"/>__in <text:s text:c="4"/>const D3DXMATRIX *pM</text:p>
          <text:p text:style-name="P21">);</text:p>
        </text:section>
        <text:h text:style-name="P26" text:outline-level="3">Parameters :</text:h>
        <text:p text:style-name="List_20_Heading"><text:span text:style-name="Emphasis"><text:span text:style-name="T2">pOut</text:span></text:span><text:span text:style-name="T2"> [in, out] </text:span></text:p>
        <text:p text:style-name="P22"><text:a xlink:type="simple" xlink:href="http://msdn.microsoft.com/en-us/library/bb205546%28v=VS.85%29.aspx"><text:span text:style-name="Strong_20_Emphasis"><text:span text:style-name="T2">D3DXVECTOR3</text:span></text:span></text:a></text:p>
        <text:p text:style-name="P22"><text:span text:style-name="T2">Pointer to the </text:span><text:a xlink:type="simple" xlink:href="http://msdn.microsoft.com/en-us/library/bb205546%28v=VS.85%29.aspx"><text:span text:style-name="Strong_20_Emphasis"><text:span text:style-name="T2">D3DXVECTOR3</text:span></text:span></text:a><text:span text:style-name="T2"> structure that is the result of the operation.</text:span></text:p>
        <text:p text:style-name="List_20_Heading"><text:span text:style-name="Emphasis"><text:span text:style-name="T2">pV</text:span></text:span><text:span text:style-name="T2"> [in] </text:span></text:p>
        <text:p text:style-name="P22"><text:a xlink:type="simple" xlink:href="http://msdn.microsoft.com/en-us/library/bb205546%28v=VS.85%29.aspx"><text:span text:style-name="Strong_20_Emphasis"><text:span text:style-name="T2">D3DXVECTOR3</text:span></text:span></text:a></text:p>
        <text:p text:style-name="P22"><text:span text:style-name="T2">Pointer to the source </text:span><text:a xlink:type="simple" xlink:href="http://msdn.microsoft.com/en-us/library/bb205546%28v=VS.85%29.aspx"><text:span text:style-name="Strong_20_Emphasis"><text:span text:style-name="T2">D3DXVECTOR3</text:span></text:span></text:a><text:span text:style-name="T2"> structure.</text:span></text:p>
        <text:p text:style-name="List_20_Heading"><text:span text:style-name="Emphasis"><text:span text:style-name="T2">pM</text:span></text:span><text:span text:style-name="T2"> [in] </text:span></text:p>
        <text:p text:style-name="P22"><text:a xlink:type="simple" xlink:href="http://msdn.microsoft.com/en-us/library/bb172912%28v=VS.85%29.aspx"><text:span text:style-name="Strong_20_Emphasis"><text:span text:style-name="T2">D3DXMATRIX</text:span></text:span></text:a></text:p>
        <text:p text:style-name="P22"><text:span text:style-name="T2">Pointer to the source </text:span><text:a xlink:type="simple" xlink:href="http://msdn.microsoft.com/en-us/library/bb172912%28v=VS.85%29.aspx"><text:span text:style-name="Strong_20_Emphasis"><text:span text:style-name="T2">D3DXMATRIX</text:span></text:span></text:a><text:span text:style-name="T2"> structure.</text:span></text:p>
        <text:h text:style-name="P26" text:outline-level="3">Return Value :</text:h>
        <text:p text:style-name="Text_20_body"><text:a xlink:type="simple" xlink:href="http://msdn.microsoft.com/en-us/library/bb205546%28v=VS.85%29.aspx"><text:span text:style-name="Strong_20_Emphasis"><text:span text:style-name="T2">D3DXVECTOR3</text:span></text:span></text:a></text:p>
        <text:p text:style-name="Text_20_body"><text:span text:style-name="T2">Pointer to a </text:span><text:a xlink:type="simple" xlink:href="http://msdn.microsoft.com/en-us/library/bb205546%28v=VS.85%29.aspx"><text:span text:style-name="Strong_20_Emphasis"><text:span text:style-name="T2">D3DXVECTOR3</text:span></text:span></text:a><text:span text:style-name="T2"> structure that is the transformed vector.</text:span></text:p>
        <text:h text:style-name="P26" text:outline-level="3"><text:soft-page-break/>Remarks :</text:h>
        <text:p text:style-name="Text_20_body"><text:span text:style-name="T2">This function transforms the vector, </text:span><text:span text:style-name="Emphasis"><text:span text:style-name="T2">pV</text:span></text:span><text:span text:style-name="T2"> (x, y, z, 1), by the matrix, </text:span><text:span text:style-name="Emphasis"><text:span text:style-name="T2">pM</text:span></text:span><text:span text:style-name="T2">, projecting the result back into w=1.</text:span></text:p>
        <text:p text:style-name="Text_20_body"><text:span text:style-name="T2">The return value for this function is the same value returned in the </text:span><text:span text:style-name="Emphasis"><text:span text:style-name="T2">pOut</text:span></text:span><text:span text:style-name="T2"> parameter. In this way, the </text:span><text:span text:style-name="Strong_20_Emphasis"><text:span text:style-name="T2">D3DXVec3TransformCoord</text:span></text:span><text:span text:style-name="T2"> function can be used as a parameter for another function.</text:span></text:p>
      </text:section>
      <text:p text:style-name="P17"/>
      <text:p text:style-name="P17">Source : <text:a xlink:type="simple" xlink:href="http://msdn.microsoft.com/en-us/library">http://msdn.microsoft.com/en-us/libra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Numbering_20_Symbols"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7" text:anchor-type="paragraph" svg:width="7.216cm" svg:height="0.81cm" draw:z-index="5"><draw:image xlink:href="Pictures/10000000000006CF0000017D18765ACC.jpg" xlink:type="simple" xlink:show="embed" xlink:actuate="onLoad"/></draw:frame></text:p>
      </style:header>
      <style:footer>
        <text:p text:style-name="Footer"><text:page-number text:select-page="current">6</text:page-number><text:tab/><text:tab/>Colin Bruneau</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Pss PVss</meta:initial-creator>
    <meta:creation-date>2010-06-03T13:16:12.85</meta:creation-date>
    <dc:date>2010-06-24T11:16:15.71</dc:date>
    <dc:creator>VPss PVss</dc:creator>
    <meta:editing-duration>PT12H44M40S</meta:editing-duration>
    <meta:editing-cycles>104</meta:editing-cycles>
    <meta:generator>OpenOffice.org/3.1$Win32 OpenOffice.org_project/310m19$Build-9420</meta:generator>
    <meta:printed-by>VPss PVss</meta:printed-by>
    <meta:print-date>2010-06-18T14:52:34.64</meta:print-date>
    <meta:document-statistic meta:table-count="0" meta:image-count="4" meta:object-count="0" meta:page-count="6" meta:paragraph-count="151" meta:word-count="1041" meta:character-count="6565"/>
  </office:meta>
</office:document-meta>
</file>